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solid" style:leader-text="_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solid" style:leader-text="_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15e08d"/>
    </style:style>
    <style:style style:name="P6" style:family="paragraph" style:parent-style-name="Text_20_body">
      <style:text-properties officeooo:rsid="001a196b" officeooo:paragraph-rsid="001a196b"/>
    </style:style>
    <style:style style:name="P7" style:family="paragraph" style:parent-style-name="Footer">
      <style:text-properties officeooo:rsid="001cc38e" officeooo:paragraph-rsid="001cc38e"/>
    </style:style>
    <style:style style:name="P8" style:family="paragraph" style:parent-style-name="Heading_20_1">
      <style:paragraph-properties fo:break-before="page"/>
      <style:text-properties officeooo:rsid="0014239e" officeooo:paragraph-rsid="0014239e"/>
    </style:style>
    <style:style style:name="P9" style:family="paragraph" style:parent-style-name="Heading_20_2">
      <style:text-properties officeooo:rsid="0015e08d" officeooo:paragraph-rsid="0015e08d"/>
    </style:style>
    <style:style style:name="P10" style:family="paragraph" style:parent-style-name="Heading_20_2">
      <style:text-properties officeooo:rsid="0014b686" officeooo:paragraph-rsid="0014b686"/>
    </style:style>
    <style:style style:name="P11" style:family="paragraph" style:parent-style-name="Heading_20_2">
      <style:paragraph-properties fo:break-before="page"/>
      <style:text-properties officeooo:rsid="0014b686" officeooo:paragraph-rsid="0014b686"/>
    </style:style>
    <style:style style:name="P12" style:family="paragraph" style:parent-style-name="Heading_20_2" style:list-style-name="">
      <style:text-properties officeooo:rsid="0014b686" officeooo:paragraph-rsid="0014b686"/>
    </style:style>
    <style:style style:name="P13" style:family="paragraph" style:parent-style-name="Heading_20_3">
      <style:text-properties officeooo:rsid="0014b686" officeooo:paragraph-rsid="0014b686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Text_20_body">
      <style:text-properties fo:font-weight="normal" officeooo:rsid="0016e685" officeooo:paragraph-rsid="0015e08d" style:font-weight-asian="normal" style:font-weight-complex="normal"/>
    </style:style>
    <style:style style:name="P20" style:family="paragraph" style:parent-style-name="Text_20_body" style:list-style-name="L5">
      <style:text-properties officeooo:paragraph-rsid="0014b686"/>
    </style:style>
    <style:style style:name="P21" style:family="paragraph" style:parent-style-name="Text_20_body" style:list-style-name="L6">
      <style:text-properties officeooo:paragraph-rsid="0014b686"/>
    </style:style>
    <style:style style:name="P22" style:family="paragraph" style:parent-style-name="Text_20_body" style:list-style-name="L7">
      <style:text-properties officeooo:paragraph-rsid="0014b686"/>
    </style:style>
    <style:style style:name="T1" style:family="text">
      <style:text-properties fo:font-weight="bold" officeooo:rsid="0015e08d" style:font-weight-asian="bold" style:font-weight-complex="bold"/>
    </style:style>
    <style:style style:name="T2" style:family="text">
      <style:text-properties fo:font-weight="normal" officeooo:rsid="0016e685" style:font-weight-asian="normal" style:font-weight-complex="normal"/>
    </style:style>
    <style:style style:name="T3" style:family="text">
      <style:text-properties officeooo:rsid="0015e08d"/>
    </style:style>
    <style:style style:name="T4" style:family="text">
      <style:text-properties officeooo:rsid="0016e685"/>
    </style:style>
    <style:style style:name="T5" style:family="text">
      <style:text-properties officeooo:rsid="0017ed17"/>
    </style:style>
    <style:style style:name="T6" style:family="text">
      <style:text-properties officeooo:rsid="0019a385"/>
    </style:style>
    <style:style style:name="T7" style:family="text">
      <style:text-properties officeooo:rsid="001a196b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Documentación inici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Documentación inicial</text:p>
          </text:index-title>
          <text:p text:style-name="P1"><text:a xlink:type="simple" xlink:href="#__RefHeading___Toc115_2076995531" text:style-name="Index_20_Link" text:visited-style-name="Index_20_Link">1. Usabilidad y accesibilidad web<text:tab/>2</text:a></text:p>
          <text:p text:style-name="P2"><text:a xlink:type="simple" xlink:href="#__RefHeading___Toc117_2076995531" text:style-name="Index_20_Link" text:visited-style-name="Index_20_Link">1.1. Estandares (ISO/IEC 9126, 9241-11, 13407 y 9241-15 y UNE 139803:2004 y 2012)<text:tab/>2</text:a></text:p>
          <text:p text:style-name="P2"><text:a xlink:type="simple" xlink:href="#__RefHeading___Toc119_2076995531" text:style-name="Index_20_Link" text:visited-style-name="Index_20_Link">1.2. Principios que regulan el funcionamiento del W3C<text:tab/>2</text:a></text:p>
          <text:p text:style-name="P2"><text:a xlink:type="simple" xlink:href="#__RefHeading___Toc121_2076995531" text:style-name="Index_20_Link" text:visited-style-name="Index_20_Link">1.3. Requisitos de conformidad<text:tab/>3</text:a></text:p>
          <text:p text:style-name="P3"><text:a xlink:type="simple" xlink:href="#__RefHeading___Toc123_2076995531" text:style-name="Index_20_Link" text:visited-style-name="Index_20_Link">Nivel A<text:tab/>3</text:a></text:p>
          <text:p text:style-name="P3"><text:a xlink:type="simple" xlink:href="#__RefHeading___Toc125_2076995531" text:style-name="Index_20_Link" text:visited-style-name="Index_20_Link">Nivel AA<text:tab/>3</text:a></text:p>
          <text:p text:style-name="P3"><text:a xlink:type="simple" xlink:href="#__RefHeading___Toc127_2076995531" text:style-name="Index_20_Link" text:visited-style-name="Index_20_Link">Nivel AAA<text:tab/>3</text:a></text:p>
        </text:index-body>
      </text:table-of-content>
      <text:p text:style-name="Standard"/>
      <text:h text:style-name="P8" text:outline-level="1"><text:bookmark-start text:name="__RefHeading___Toc115_2076995531"/>1. Usabilidad y accesibilidad web<text:bookmark-end text:name="__RefHeading___Toc115_2076995531"/></text:h>
      <text:h text:style-name="P9" text:outline-level="2"><text:bookmark-start text:name="__RefHeading___Toc117_2076995531"/><text:span text:style-name="T7">1</text:span>.<text:span text:style-name="T7">1.</text:span> Estandares (ISO/IEC 9126, 9241-11, 13407 y 9241-15 y UNE 139803:2004 y 2012)<text:bookmark-end text:name="__RefHeading___Toc117_2076995531"/></text:h>
      <text:p text:style-name="P5"><text:span text:style-name="T3">En el tema de </text:span><text:span text:style-name="T1">usabilidad</text:span><text:span text:style-name="T3"> los estándares tienen en común como se centran en que el usuario para que pueda aprender, entender y utilizar la funcionalidades de nuestro sitio web. </text:span></text:p>
      <text:p text:style-name="P5"/>
      <text:p text:style-name="P5"><text:span text:style-name="T3">En el tema de la </text:span><text:span text:style-name="T1">accesibilidad </text:span><text:span text:style-name="T2">tienen en común la necesidad de que la información de la pagina sea accesible a la personas mayores y personas con distintas discapacidades.</text:span></text:p>
      <text:p text:style-name="P19"/>
      <text:h text:style-name="P10" text:outline-level="2"><text:bookmark-start text:name="__RefHeading___Toc119_2076995531"/><text:span text:style-name="T7">1</text:span><text:span text:style-name="T4">.</text:span><text:span text:style-name="T7">2.</text:span><text:span text:style-name="T4"> </text:span>Principios <text:span text:style-name="T5">que regulan el funcionamiento</text:span> del W3C<text:bookmark-end text:name="__RefHeading___Toc119_2076995531"/></text:h>
      <text:p text:style-name="P4">Información perceptible e interfaz de usuario:</text:p>
      <text:list xml:id="list1149786802" text:style-name="L1">
        <text:list-item>
          <text:p text:style-name="P14"><text:bookmark text:name="alternatives"/>Alternativas de texto para contenido no textual</text:p>
        </text:list-item>
        <text:list-item>
          <text:p text:style-name="P14"><text:bookmark text:name="captions"/>Subtítulos y otras alternativas para multimedia</text:p>
        </text:list-item>
        <text:list-item>
          <text:p text:style-name="P14">Contenido que puede ser presentado de diferentes maneras</text:p>
        </text:list-item>
        <text:list-item>
          <text:p text:style-name="P14">Contenido más fácil de ver y escuchar</text:p>
        </text:list-item>
      </text:list>
      <text:p text:style-name="Standard"/>
      <text:p text:style-name="P4">Interfaz de usuario y navegación operables:</text:p>
      <text:list xml:id="list3868385306" text:style-name="L2">
        <text:list-item>
          <text:p text:style-name="P15">Funcionalidad disponible desde el teclado</text:p>
        </text:list-item>
        <text:list-item>
          <text:p text:style-name="P15">Los usuarios tienen tiempo suficiente para leer y utilizar el contenido</text:p>
        </text:list-item>
        <text:list-item>
          <text:p text:style-name="P15">El contenido no causa convulsiones ni reacciones físicas</text:p>
        </text:list-item>
        <text:list-item>
          <text:p text:style-name="P15">Los usuarios pueden navegar fácilmente, encontrar contenido, y determinar dónde están</text:p>
        </text:list-item>
        <text:list-item>
          <text:p text:style-name="P15">Los usuarios pueden utilizar diferentes modalidades de entrada además del teclado</text:p>
        </text:list-item>
      </text:list>
      <text:p text:style-name="Standard"/>
      <text:p text:style-name="P4">Información comprensible e interfaz de usuario:</text:p>
      <text:list xml:id="list940737531" text:style-name="L3">
        <text:list-item>
          <text:p text:style-name="P17">El texto es legible y comprensible</text:p>
        </text:list-item>
        <text:list-item>
          <text:p text:style-name="P17">El contenido aparece y opera de forma predecible</text:p>
        </text:list-item>
        <text:list-item>
          <text:p text:style-name="P17">Asistencia a los usuarios para prevenir y corregir errores</text:p>
        </text:list-item>
      </text:list>
      <text:p text:style-name="Standard"/>
      <text:p text:style-name="P4">Contenido robusto e interpretación confiable:</text:p>
      <text:list xml:id="list4213528941" text:style-name="L4">
        <text:list-item>
          <text:p text:style-name="P18">El contenido es compatible con las herramientas de usuar<text:span text:style-name="T6">i</text:span>o actuales y futuras</text:p>
        </text:list-item>
      </text:list>
      <text:p text:style-name="Standard"/>
      <text:p text:style-name="Standard"/>
      <text:h text:style-name="P12" text:outline-level="2"/>
      <text:h text:style-name="P11" text:outline-level="2"><text:bookmark-start text:name="__RefHeading___Toc121_2076995531"/><text:span text:style-name="T7">1</text:span><text:span text:style-name="T4">.</text:span><text:span text:style-name="T7">3.</text:span><text:span text:style-name="T4"> </text:span>Requisitos de conformidad<text:bookmark-end text:name="__RefHeading___Toc121_2076995531"/></text:h>
      <text:h text:style-name="P13" text:outline-level="3"><text:bookmark-start text:name="__RefHeading___Toc123_2076995531"/>Nivel A<text:bookmark-end text:name="__RefHeading___Toc123_2076995531"/></text:h>
      <text:p text:style-name="P6">Es el nivel mínimo de conformidad y para conseguirlo hay que satisfacer los siguientes criterios:</text:p>
      <text:list xml:id="list2563051021" text:style-name="L5">
        <text:list-item>
          <text:p text:style-name="P20">Características sensoriales</text:p>
        </text:list-item>
        <text:list-item>
          <text:p text:style-name="P20">Control del audio</text:p>
        </text:list-item>
        <text:list-item>
          <text:p text:style-name="P20">Sin trampas para el foco de teclado</text:p>
        </text:list-item>
        <text:list-item>
          <text:p text:style-name="P20">Identificación de errores</text:p>
        </text:list-item>
      </text:list>
      <text:h text:style-name="P13" text:outline-level="3"><text:bookmark-start text:name="__RefHeading___Toc125_2076995531"/>Nivel AA<text:bookmark-end text:name="__RefHeading___Toc125_2076995531"/></text:h>
      <text:p text:style-name="P6">Para lograr este nivel de conformidad hay que cumplir el anterior nivel y los criterios de este nivel:</text:p>
      <text:list xml:id="list1724833745" text:style-name="L6">
        <text:list-item>
          <text:p text:style-name="P21">Foco visible</text:p>
        </text:list-item>
        <text:list-item>
          <text:p text:style-name="P21">Prevención de errores (legales, financieros, datos<text:span text:style-name="T7">)</text:span></text:p>
        </text:list-item>
      </text:list>
      <text:h text:style-name="P13" text:outline-level="3"><text:bookmark-start text:name="__RefHeading___Toc127_2076995531"/>Nivel AAA<text:bookmark-end text:name="__RefHeading___Toc127_2076995531"/></text:h>
      <text:p text:style-name="P6">Para lograr este nivel de conformidad hay que cumplir los anteriores niveles y los criterios de este nivel:</text:p>
      <text:list xml:id="list3400189337" text:style-name="L7">
        <text:list-item>
          <text:p text:style-name="P22">Medio alternativo</text:p>
        </text:list-item>
        <text:list-item>
          <text:p text:style-name="P22">Sonido de fondo bajo o ausente</text:p>
        </text:list-item>
        <text:list-item>
          <text:p text:style-name="P22">Re-autentificación</text:p>
        </text:list-item>
        <text:list-item>
          <text:p text:style-name="P22">Pronunciación</text:p>
        </text:list-item>
        <text:list-item>
          <text:p text:style-name="P22">Prevención de errores<text:span text:style-name="T7">(todos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38e" officeooo:paragraph-rsid="001cc3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aniel Antmann, Enrique Uribe y Alex Gonzaga<text:tab/>Pa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50:55.761794575</meta:creation-date>
    <meta:generator>LibreOffice/7.3.7.2$Linux_X86_64 LibreOffice_project/30$Build-2</meta:generator>
    <dc:date>2025-01-24T17:00:59.947201779</dc:date>
    <meta:editing-duration>PT35M38S</meta:editing-duration>
    <meta:editing-cycles>8</meta:editing-cycles>
    <meta:document-statistic meta:table-count="0" meta:image-count="0" meta:object-count="0" meta:page-count="3" meta:paragraph-count="49" meta:word-count="394" meta:character-count="2404" meta:non-whitespace-character-count="2082"/>
  </office:meta>
</office:document-meta>
</file>